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f24d3" officeooo:paragraph-rsid="001f24d3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f24d3" officeooo:paragraph-rsid="001f24d3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f24d3" officeooo:paragraph-rsid="001f24d3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fa851" officeooo:paragraph-rsid="001fa851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0492d" officeooo:paragraph-rsid="0020492d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05032" officeooo:paragraph-rsid="00205032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20de99" officeooo:paragraph-rsid="0020de99" style:font-size-asian="13.1000003814697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21cd20" officeooo:paragraph-rsid="0021cd20" style:font-size-asian="13.1000003814697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28d736" officeooo:paragraph-rsid="0028d736" style:font-size-asian="13.1000003814697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font-style="normal" fo:font-weight="normal" officeooo:rsid="0021006a" officeooo:paragraph-rsid="0021006a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1cd20" officeooo:paragraph-rsid="0021cd20" style:font-size-asian="13.1000003814697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73642" officeooo:paragraph-rsid="00273642" style:font-size-asian="13.1000003814697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8d736" officeooo:paragraph-rsid="0028d736" style:font-size-asian="13.1000003814697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1006a" officeooo:paragraph-rsid="0021006a" style:font-size-asian="13.1000003814697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c9e4d" officeooo:paragraph-rsid="002c9e4d" style:font-size-asian="13.1000003814697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db2de" officeooo:paragraph-rsid="002db2de" style:font-size-asian="13.1000003814697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28d736" officeooo:paragraph-rsid="0028d736" style:font-size-asian="13.1000003814697pt" style:font-style-asian="normal" style:font-weight-asian="bold" style:font-size-complex="15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2a0d29" officeooo:paragraph-rsid="002a0d29" style:font-size-asian="13.1000003814697pt" style:font-style-asian="normal" style:font-weight-asian="bold" style:font-size-complex="15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ecc34" officeooo:paragraph-rsid="002ecc34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ecc34" officeooo:paragraph-rsid="002ecc34" style:font-size-asian="13.1000003814697pt" style:font-weight-asian="normal" style:font-size-complex="15pt" style:font-weight-complex="normal"/>
    </style:style>
    <style:style style:name="T1" style:family="text">
      <style:text-properties officeooo:rsid="00238d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litique et état</text:p>
      <text:p text:style-name="P1"/>
      <text:p text:style-name="P2">L’état justfié par sa/ses fonctions</text:p>
      <text:p text:style-name="P2"/>
      <text:p text:style-name="P3">aristote: l’etat est le but de l’homme</text:p>
      <text:p text:style-name="P3"/>
      <text:p text:style-name="P4">plation: la cité est nécessaire à la vie</text:p>
      <text:p text:style-name="P4">- besion → échange → specialisation → surproduction → temps libre → vie intellectuelle…</text:p>
      <text:p text:style-name="P4"/>
      <text:p text:style-name="P5">rousseau: l’état est nécessaire à la vie</text:p>
      <text:p text:style-name="P5"/>
      <text:p text:style-name="P6">machiavel: l’ordre grace à la cité</text:p>
      <text:p text:style-name="P6"/>
      <text:p text:style-name="P7">L’état légitime</text:p>
      <text:p text:style-name="P7"/>
      <text:p text:style-name="P14">L’etat existe par un contrat qui détermine un domaine légitime d’action et ses limites</text:p>
      <text:p text:style-name="P10"/>
      <text:p text:style-name="P8">Les theories contractualistes</text:p>
      <text:p text:style-name="P8"/>
      <text:p text:style-name="P11">L’homme est un loup pour l’homme → etat de nature = “guerre de tous contre tous” → contrat pour creer une autorité supérieur <text:span text:style-name="T1">(l’autorité est souveraine).</text:span></text:p>
      <text:p text:style-name="P11"/>
      <text:p text:style-name="P12">Droit → form de l’expression de la volonté</text:p>
      <text:p text:style-name="P12"/>
      <text:p text:style-name="P9">Les limites des théories contractualistes</text:p>
      <text:p text:style-name="P9"/>
      <text:p text:style-name="P18">Auguste Comte: La politique comme science</text:p>
      <text:p text:style-name="P18"/>
      <text:p text:style-name="P15">Auguste Comte: positivisme, sociologie</text:p>
      <text:p text:style-name="P15"/>
      <text:p text:style-name="P16">spirituel → valeurs → savants</text:p>
      <text:p text:style-name="P16">temporel → gestion ordinaire → entrepreneurs</text:p>
      <text:p text:style-name="P9"/>
      <text:p text:style-name="P13"/>
      <text:p text:style-name="P19"/>
      <text:p text:style-name="P19"/>
      <text:p text:style-name="P19"/>
      <text:p text:style-name="P19"><text:soft-page-break/>Conclusion:</text:p>
      <text:p text:style-name="P19"/>
      <text:p text:style-name="P20">g. orwell: La ferme des animaux</text:p>
      <text:p text:style-name="P20">w. golding: “Sa majesté des mouches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3:25:53.655935913</meta:creation-date>
    <dc:date>2023-04-21T09:58:42.062437627</dc:date>
    <meta:editing-duration>PT22H14M2S</meta:editing-duration>
    <meta:editing-cycles>17</meta:editing-cycles>
    <meta:generator>LibreOffice/7.5.1.2$Linux_X86_64 LibreOffice_project/50$Build-2</meta:generator>
    <meta:document-statistic meta:table-count="0" meta:image-count="0" meta:object-count="0" meta:page-count="2" meta:paragraph-count="20" meta:word-count="142" meta:character-count="887" meta:non-whitespace-character-count="765"/>
  </office:meta>
</office:document-meta>
</file>